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3.9cm">
          <draw:text-box>
            <text:p><text:span text:style-name="T1">i</text:span></text:p>
          </draw:text-box>
        </draw:frame>
        <draw:frame draw:style-name="gr3" draw:text-style-name="P2" draw:layer="layout" svg:width="15.091cm" svg:height="8.391cm" svg:x="0.2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6:50:55.114479180</dc:date>
    <meta:editing-duration>PT3M16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392cm" xlink:href="." xlink:type="simple" chart:class="chart:scatter" chart:style-name="ch1">
        <chart:plot-area chart:style-name="ch2" chart:data-source-has-labels="both" svg:x="0.301cm" svg:y="0.167cm" svg:width="14.49cm" svg:height="8.058cm">
          <chartooo:coordinate-region svg:x="0.843cm" svg:y="0.366cm" svg:width="13.854cm" svg:height="7.6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10218211923262E-015">
                <text:p>-1.1021821192326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